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# Solve the quadratic equation ax**2 + bx + c = 0</text:span></text:p>
      <text:p text:style-name="P1"><text:span text:style-name="T1"/></text:p>
      <text:p text:style-name="P1"><text:span text:style-name="T1"># import complex math module</text:span></text:p>
      <text:p text:style-name="P1"><text:span text:style-name="T1">import cmath</text:span></text:p>
      <text:p text:style-name="P1"><text:span text:style-name="T1"/></text:p>
      <text:p text:style-name="P1"><text:span text:style-name="T1">a = 1</text:span></text:p>
      <text:p text:style-name="P1"><text:span text:style-name="T1">b = 5</text:span></text:p>
      <text:p text:style-name="P1"><text:span text:style-name="T1">c = 6</text:span></text:p>
      <text:p text:style-name="P1"><text:span text:style-name="T1"/></text:p>
      <text:p text:style-name="P1"><text:span text:style-name="T1"># calculate the discriminant</text:span></text:p>
      <text:p text:style-name="P1"><text:span text:style-name="T1">d = (b**2) - (4*a*c)</text:span></text:p>
      <text:p text:style-name="P1"><text:span text:style-name="T1"/></text:p>
      <text:p text:style-name="P1"><text:span text:style-name="T1"># find two solutions</text:span></text:p>
      <text:p text:style-name="P1"><text:span text:style-name="T1">sol1 = (-b-cmath.sqrt(d))/(2*a)</text:span></text:p>
      <text:p text:style-name="P1"><text:span text:style-name="T1">sol2 = (-b+cmath.sqrt(d))/(2*a)</text:span></text:p>
      <text:p text:style-name="P1"><text:span text:style-name="T1"/></text:p>
      <text:p text:style-name="P1"><text:span text:style-name="T1">print('The solution are {0} and {1}'.format(sol1,sol2))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